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4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1" table:number-rows-repeated="6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string" calcext:value-type="string">
            <text:p>Maximum</text:p>
          </table:table-cell>
          <table:table-cell table:style-name="Default"/>
          <table:table-cell table:style-name="Default" office:value-type="string" calcext:value-type="string">
            <text:p>Scal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10*LOG10([.B11])" office:value-type="float" office:value="24.0654018043395" calcext:value-type="float">
            <text:p>24,1</text:p>
          </table:table-cell>
          <table:table-cell table:formula="of:=ROUND(10^([.C11]/10))" office:value-type="float" office:value="255" calcext:value-type="float">
            <text:p>25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$C$11]-2*[.A12]" office:value-type="float" office:value="22.0654018043396" calcext:value-type="float">
            <text:p>22,1</text:p>
          </table:table-cell>
          <table:table-cell table:formula="of:=ROUND(10^([.C12]/10))" office:value-type="float" office:value="161" calcext:value-type="float">
            <text:p>16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$C$11]-2*[.A13]" office:value-type="float" office:value="20.0654018043395" calcext:value-type="float">
            <text:p>20,1</text:p>
          </table:table-cell>
          <table:table-cell table:formula="of:=ROUND(10^([.C13]/10)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$C$11]-2*[.A14]" office:value-type="float" office:value="18.0654018043396" calcext:value-type="float">
            <text:p>18,1</text:p>
          </table:table-cell>
          <table:table-cell table:formula="of:=ROUND(10^([.C14]/10)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$C$11]-2*[.A15]" office:value-type="float" office:value="16.0654018043396" calcext:value-type="float">
            <text:p>16,1</text:p>
          </table:table-cell>
          <table:table-cell table:formula="of:=ROUND(10^([.C15]/10)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$C$11]-2*[.A16]" office:value-type="float" office:value="14.0654018043396" calcext:value-type="float">
            <text:p>14,1</text:p>
          </table:table-cell>
          <table:table-cell table:formula="of:=ROUND(10^([.C16]/10)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$C$11]-2*[.A17]" office:value-type="float" office:value="12.0654018043396" calcext:value-type="float">
            <text:p>12,1</text:p>
          </table:table-cell>
          <table:table-cell table:formula="of:=ROUND(10^([.C17]/10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$C$11]-2*[.A18]" office:value-type="float" office:value="10.0654018043396" calcext:value-type="float">
            <text:p>10,1</text:p>
          </table:table-cell>
          <table:table-cell table:formula="of:=ROUND(10^([.C18]/10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$C$11]-2*[.A19]" office:value-type="float" office:value="8.06540180433955" calcext:value-type="float">
            <text:p>8,1</text:p>
          </table:table-cell>
          <table:table-cell table:formula="of:=ROUND(10^([.C19]/10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$C$11]-2*[.A20]" office:value-type="float" office:value="6.06540180433955" calcext:value-type="float">
            <text:p>6,1</text:p>
          </table:table-cell>
          <table:table-cell table:formula="of:=ROUND(10^([.C20]/10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$C$11]-2*[.A21]" office:value-type="float" office:value="4.06540180433955" calcext:value-type="float">
            <text:p>4,1</text:p>
          </table:table-cell>
          <table:table-cell table:formula="of:=ROUND(10^([.C21]/1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$C$11]-2*[.A22]" office:value-type="float" office:value="2.06540180433955" calcext:value-type="float">
            <text:p>2,1</text:p>
          </table:table-cell>
          <table:table-cell table:formula="of:=ROUND(10^([.C22]/1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$C$11]-2*[.A23]" office:value-type="float" office:value="0.065401804339551" calcext:value-type="float">
            <text:p>0,1</text:p>
          </table:table-cell>
          <table:table-cell table:formula="of:=ROUND(10^([.C23]/1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$C$11]-2*[.A24]" office:value-type="float" office:value="-1.93459819566045" calcext:value-type="float">
            <text:p>-1,9</text:p>
          </table:table-cell>
          <table:table-cell table:formula="of:=ROUND(10^([.C24]/1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$C$11]-2*[.A25]" office:value-type="float" office:value="-3.93459819566045" calcext:value-type="float">
            <text:p>-3,9</text:p>
          </table:table-cell>
          <table:table-cell table:formula="of:=ROUND(10^([.C25]/1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$C$11]-2*[.A26]" office:value-type="float" office:value="-5.93459819566045" calcext:value-type="float">
            <text:p>-5,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10*LOG10([.B27])" office:value-type="float" office:value="21.0380372095596" calcext:value-type="float">
            <text:p>21,0</text:p>
          </table:table-cell>
          <table:table-cell table:formula="of:=ROUND(10^([.C27]/10)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$C$27]-2*[.A28]" office:value-type="float" office:value="19.0380372095596" calcext:value-type="float">
            <text:p>19,0</text:p>
          </table:table-cell>
          <table:table-cell table:formula="of:=ROUND(10^([.C28]/10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$C$27]-2*[.A29]" office:value-type="float" office:value="17.0380372095596" calcext:value-type="float">
            <text:p>17,0</text:p>
          </table:table-cell>
          <table:table-cell table:formula="of:=ROUND(10^([.C29]/10)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$C$27]-2*[.A30]" office:value-type="float" office:value="15.0380372095596" calcext:value-type="float">
            <text:p>15,0</text:p>
          </table:table-cell>
          <table:table-cell table:formula="of:=ROUND(10^([.C30]/10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$C$27]-2*[.A31]" office:value-type="float" office:value="13.0380372095596" calcext:value-type="float">
            <text:p>13,0</text:p>
          </table:table-cell>
          <table:table-cell table:formula="of:=ROUND(10^([.C31]/10)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$C$27]-2*[.A32]" office:value-type="float" office:value="11.0380372095596" calcext:value-type="float">
            <text:p>11,0</text:p>
          </table:table-cell>
          <table:table-cell table:formula="of:=ROUND(10^([.C32]/10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$C$27]-2*[.A33]" office:value-type="float" office:value="9.03803720955957" calcext:value-type="float">
            <text:p>9,0</text:p>
          </table:table-cell>
          <table:table-cell table:formula="of:=ROUND(10^([.C33]/10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$C$27]-2*[.A34]" office:value-type="float" office:value="7.03803720955957" calcext:value-type="float">
            <text:p>7,0</text:p>
          </table:table-cell>
          <table:table-cell table:formula="of:=ROUND(10^([.C34]/10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$C$27]-2*[.A35]" office:value-type="float" office:value="5.03803720955957" calcext:value-type="float">
            <text:p>5,0</text:p>
          </table:table-cell>
          <table:table-cell table:formula="of:=ROUND(10^([.C35]/10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$C$27]-2*[.A36]" office:value-type="float" office:value="3.03803720955957" calcext:value-type="float">
            <text:p>3,0</text:p>
          </table:table-cell>
          <table:table-cell table:formula="of:=ROUND(10^([.C36]/1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$C$27]-2*[.A37]" office:value-type="float" office:value="1.03803720955957" calcext:value-type="float">
            <text:p>1,0</text:p>
          </table:table-cell>
          <table:table-cell table:formula="of:=ROUND(10^([.C37]/1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$C$27]-2*[.A38]" office:value-type="float" office:value="-0.961962790440431" calcext:value-type="float">
            <text:p>-1,0</text:p>
          </table:table-cell>
          <table:table-cell table:formula="of:=ROUND(10^([.C38]/1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$C$27]-2*[.A39]" office:value-type="float" office:value="-2.96196279044043" calcext:value-type="float">
            <text:p>-3,0</text:p>
          </table:table-cell>
          <table:table-cell table:formula="of:=ROUND(10^([.C39]/1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$C$27]-2*[.A40]" office:value-type="float" office:value="-4.96196279044043" calcext:value-type="float">
            <text:p>-5,0</text:p>
          </table:table-cell>
          <table:table-cell table:formula="of:=ROUND(10^([.C40]/1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$C$27]-2*[.A41]" office:value-type="float" office:value="-6.96196279044043" calcext:value-type="float">
            <text:p>-7,0</text:p>
          </table:table-cell>
          <table:table-cell table:formula="of:=ROUND(10^([.C41]/1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$C$27]-2*[.A42]" office:value-type="float" office:value="-8.96196279044043" calcext:value-type="float">
            <text:p>-9,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4">
      <number:number number:decimal-places="1" loext:min-decimal-places="1" number:min-integer-digits="1"/>
    </number:number-style>
    <number:number-style style:name="N106">
      <number:number number:decimal-places="0" loext:min-decimal-places="0" number:min-integer-digits="1" number:display-factor="1000"/>
    </number:number-style>
    <number:number-style style:name="N107">
      <number:number number:decimal-places="0" loext:min-decimal-places="0" number:min-integer-digits="2"/>
    </number:number-style>
    <number:number-style style:name="N108">
      <number:number number:decimal-places="1" loext:min-decimal-places="1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3:11:03.220622275</meta:creation-date>
    <dc:date>2017-03-11T18:12:13.516921801</dc:date>
    <meta:editing-duration>P1DT23H29M2S</meta:editing-duration>
    <meta:editing-cycles>2</meta:editing-cycles>
    <meta:generator>LibreOffice/5.1.6.2$Linux_X86_64 LibreOffice_project/10m0$Build-2</meta:generator>
    <meta:document-statistic meta:table-count="1" meta:cell-count="101" meta:object-count="0"/>
  </office:meta>
</office:document-meta>
</file>